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5cm" fo:min-width="6.497cm"/>
      <style:paragraph-properties style:writing-mode="lr-tb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1.35cm" fo:min-width="6.477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1.35cm" fo:min-width="6.48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6.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6.46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6.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6.57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6.377cm"/>
      <style:paragraph-properties style:writing-mode="lr-tb"/>
    </style:style>
    <style:style style:name="gr9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6.003cm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5.981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5.984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6cm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6.245cm" fo:padding-top="0.175cm" fo:padding-bottom="0.175cm" fo:padding-left="0.3cm" fo:padding-right="0.3cm"/>
      <style:paragraph-properties style:writing-mode="lr-tb"/>
    </style:style>
    <style:style style:name="gr14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6.262cm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 style:list-style-name="L1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5.981cm" fo:padding-top="0.175cm" fo:padding-bottom="0.175cm" fo:padding-left="0.3cm" fo:padding-right="0.3cm"/>
      <style:paragraph-properties style:writing-mode="lr-tb"/>
    </style:style>
    <style:style style:name="gr16" style:family="graphic" style:parent-style-name="standard" style:list-style-name="L1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6.003cm" fo:padding-top="0.175cm" fo:padding-bottom="0.175cm" fo:padding-left="0.3cm" fo:padding-right="0.3cm"/>
      <style:paragraph-properties style:writing-mode="lr-tb"/>
    </style:style>
    <style:style style:name="gr17" style:family="graphic" style:parent-style-name="standard" style:list-style-name="L1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5.981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 style:list-style-name="L1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5.984cm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 style:list-style-name="L1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5.984cm" fo:padding-top="0.175cm" fo:padding-bottom="0.175cm" fo:padding-left="0.3cm" fo:padding-right="0.3cm"/>
      <style:paragraph-properties style:writing-mode="lr-tb"/>
    </style:style>
    <style:style style:name="gr20" style:family="graphic" style:parent-style-name="standard" style:list-style-name="L1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5.984cm" fo:padding-top="0.175cm" fo:padding-bottom="0.175cm" fo:padding-left="0.3cm" fo:padding-right="0.3cm"/>
      <style:paragraph-properties style:writing-mode="lr-tb"/>
    </style:style>
    <style:style style:name="gr21" style:family="graphic" style:parent-style-name="standard" style:list-style-name="L1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5.984cm" fo:padding-top="0.175cm" fo:padding-bottom="0.175cm" fo:padding-left="0.3cm" fo:padding-right="0.3cm"/>
      <style:paragraph-properties style:writing-mode="lr-tb"/>
    </style:style>
    <style:style style:name="gr22" style:family="graphic" style:parent-style-name="standard" style:list-style-name="L1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6cm" fo:padding-top="0.175cm" fo:padding-bottom="0.175cm" fo:padding-left="0.3cm" fo:padding-right="0.3cm"/>
      <style:paragraph-properties style:writing-mode="lr-tb"/>
    </style:style>
    <style:style style:name="gr23" style:family="graphic" style:parent-style-name="standard" style:list-style-name="L1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6.003cm" fo:padding-top="0.175cm" fo:padding-bottom="0.175cm" fo:padding-left="0.3cm" fo:padding-right="0.3cm"/>
      <style:paragraph-properties style:writing-mode="lr-tb"/>
    </style:style>
    <style:style style:name="gr24" style:family="graphic" style:parent-style-name="standard" style:list-style-name="L1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5.981cm" fo:padding-top="0.175cm" fo:padding-bottom="0.175cm" fo:padding-left="0.3cm" fo:padding-right="0.3cm"/>
      <style:paragraph-properties style:writing-mode="lr-tb"/>
    </style:style>
    <style:style style:name="gr25" style:family="graphic" style:parent-style-name="standard" style:list-style-name="L1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5.984cm" fo:padding-top="0.175cm" fo:padding-bottom="0.175cm" fo:padding-left="0.3cm" fo:padding-right="0.3cm"/>
      <style:paragraph-properties style:writing-mode="lr-tb"/>
    </style:style>
    <style:style style:name="gr26" style:family="graphic" style:parent-style-name="standard" style:list-style-name="L1">
      <style:graphic-properties svg:stroke-width="0.1cm" draw:marker-start-width="0.35cm" draw:marker-end-width="0.35cm" draw:fill="none" draw:textarea-horizontal-align="justify" draw:textarea-vertical-align="middle" draw:auto-grow-height="false" fo:min-height="0.75cm" fo:min-width="5.984cm" fo:padding-top="0.175cm" fo:padding-bottom="0.175cm" fo:padding-left="0.3cm" fo:padding-right="0.3cm"/>
      <style:paragraph-properties style:writing-mode="lr-tb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textarea-vertical-align="middle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23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size="16pt"/>
    </style:style>
    <style:style style:name="P2" style:family="paragraph">
      <loext:graphic-properties draw:fill="none"/>
      <style:paragraph-properties fo:text-align="center" style:writing-mode="lr-tb"/>
      <style:text-properties fo:font-size="16pt"/>
    </style:style>
    <style:style style:name="P3" style:family="paragraph">
      <style:paragraph-properties fo:text-align="start" style:writing-mode="lr-tb">
        <style:tab-stops/>
      </style:paragraph-properties>
      <style:text-properties fo:font-size="18pt" fo:font-weight="normal" style:font-weight-asian="normal" style:font-weight-complex="normal"/>
    </style:style>
    <style:style style:name="P4" style:family="paragraph">
      <loext:graphic-properties draw:fill="none"/>
      <style:paragraph-properties fo:text-align="start" style:writing-mode="lr-tb">
        <style:tab-stops/>
      </style:paragraph-properties>
      <style:text-properties fo:font-size="18pt" fo:font-weight="normal" style:font-weight-asian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8pt" fo:font-weight="normal" style:font-weight-asian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8pt"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6pt"/>
    </style:style>
    <style:style style:name="T3" style:family="text">
      <style:text-properties fo:font-size="16pt" style:text-underline-style="none" fo:font-weight="bold" style:font-weight-asian="bold" style:font-weight-complex="bold"/>
    </style:style>
    <style:style style:name="T4" style:family="text">
      <style:text-properties fo:font-size="18pt" style:text-underline-style="none" fo:font-weight="normal" style:font-weight-asian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997cm" svg:height="2.7cm" draw:transform="skewX (0.0392699081698724) rotate (0.00977384381116825) translate (17.647cm 1.699cm)">
          <text:p text:style-name="P1"><text:span text:style-name="T1">INTERMAGNET</text:span></text:p>
          <text:p text:style-name="P1"><text:span text:style-name="T2">Operation Committee</text:span></text:p>
          <text:p text:style-name="P1"><text:span text:style-name="T2">(OPSCOM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7.077cm" svg:height="1.7cm" draw:transform="skewX (0.0293215314335047) translate (17.55cm 5.2cm)">
          <text:p text:style-name="P1"><text:span text:style-name="T3">Chairman</text:span></text:p>
          <text:p text:style-name="P1"><text:span text:style-name="T2">J. Matsk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7.08cm" svg:height="1.7cm" draw:transform="skewX (0.0293215314335047) translate (17.447cm 7.7cm)">
          <text:p text:style-name="P1"><text:span text:style-name="T3">Secretary</text:span></text:p>
          <text:p text:style-name="P1"><text:span text:style-name="T2">A. Lewi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7.2cm" svg:height="1.1cm" draw:transform="skewX (0.0291469985083053) translate (1.518cm 10.7cm)">
          <text:p text:style-name="P1"><text:span text:style-name="T3">Definitive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5" draw:id="id5" draw:layer="layout" svg:width="6.967cm" svg:height="1.5cm" draw:transform="skewX (0.0293215314335047) translate (9.544cm 10.7cm)">
          <text:p text:style-name="P1"><text:span text:style-name="T3">Technical Manual &amp; </text:span><text:span text:style-name="T3">Document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7.1cm" svg:height="1.5cm" draw:transform="skewX (0.0293215314335047) translate (17.421cm 10.8cm)">
          <text:p text:style-name="P1"><text:span text:style-name="T3">IMO</text:span></text:p>
          <text:p text:style-name="P1"><text:span text:style-name="T3"><text:s/></text:span><text:span text:style-name="T3">Applications/Standard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7" draw:id="id7" draw:layer="layout" svg:width="7.077cm" svg:height="1.5cm" draw:transform="skewX (0.0293215314335047) translate (25.544cm 10.8cm)">
          <text:p text:style-name="P1"><text:span text:style-name="T3">WWW/GIN &amp; Data </text:span><text:span text:style-name="T3">Formats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8" draw:id="id8" draw:layer="layout" svg:width="6.877cm" svg:height="1.5cm" draw:transform="skewX (0.0293215314335047) translate (33.544cm 10.8cm)">
          <text:p text:style-name="P1"><text:span text:style-name="T3">Instrumentation &amp; Data </text:span><text:span text:style-name="T3">Acq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" draw:text-style-name="P4" draw:layer="layout" svg:width="6.603cm" svg:height="1.1cm" draw:transform="skewX (0.0291469985083053) translate (1.818cm 19.7cm)">
            <text:p text:style-name="P3"><text:span text:style-name="T4">A. Lewis (S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6.581cm" svg:height="1.1cm" draw:transform="skewX (0.0317649923862968) translate (1.838cm 13.1cm)">
            <text:p text:style-name="P3"><text:span text:style-name="T4">J. Reda (Chair)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6.584cm" svg:height="1.1cm" draw:transform="skewX (0.0317649923862968) translate (1.835cm 14.2cm)">
            <text:p text:style-name="P3"><text:span text:style-name="T4">C. Blais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6.584cm" svg:height="1.1cm" draw:transform="skewX (0.0317649923862968) translate (1.835cm 16.4cm)">
            <text:p text:style-name="P3"><text:span text:style-name="T4">B. Heumez (D)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6.584cm" svg:height="1.1cm" draw:transform="skewX (0.0317649923862968) translate (1.835cm 17.5cm)">
            <text:p text:style-name="P3"><text:span text:style-name="T4">S. Imajo (S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6.584cm" svg:height="1.1cm" draw:transform="skewX (0.0317649923862968) translate (1.835cm 18.6cm)">
            <text:p text:style-name="P3"><text:span text:style-name="T4">R. Leonhardt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6cm" svg:height="1.1cm" draw:transform="skewX (0.0317649923862968) translate (1.819cm 20.8cm)">
            <text:p text:style-name="P3"><text:span text:style-name="T4">V. Maury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6cm" svg:height="1.1cm" draw:transform="skewX (0.0317649923862968) translate (1.819cm 15.3cm)">
            <text:p text:style-name="P3"><text:span text:style-name="T4">S. Flower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6cm" svg:height="1.1cm" draw:transform="skewX (0.0317649923862968) translate (1.819cm 21.9cm)">
            <text:p text:style-name="P3"><text:span text:style-name="T4">A. Morschhauser (S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6cm" svg:height="1.1cm" draw:transform="skewX (0.0317649923862968) translate (1.819cm 23cm)">
            <text:p text:style-name="P3"><text:span text:style-name="T4">T. Raita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4" draw:layer="layout" svg:width="6.845cm" svg:height="1.1cm" draw:transform="skewX (0.032637657012294) translate (9.553cm 13.1cm)">
            <text:p text:style-name="P3"><text:span text:style-name="T4">S. Bracke (Chair)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6.862cm" svg:height="1.1cm" draw:transform="skewX (0.032637657012294) translate (9.536cm 14.2cm)">
            <text:p text:style-name="P3"><text:span text:style-name="T4">A. Lewis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6.862cm" svg:height="1.1cm" draw:transform="skewX (0.032637657012294) translate (9.536cm 15.3cm)">
            <text:p text:style-name="P3"><text:span text:style-name="T4">J. Matska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6.862cm" svg:height="1.1cm" draw:transform="skewX (0.032637657012294) translate (9.536cm 16.4cm)">
            <text:p text:style-name="P3"><text:span text:style-name="T4">C. Turbitt (D)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6" draw:layer="layout" svg:width="6.603cm" svg:height="1.1cm" draw:transform="skewX (0.0291469985083053) translate (17.618cm 18.6cm)">
            <text:p text:style-name="P5"><text:span text:style-name="T4">T. Raita (S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draw:layer="layout" svg:width="6.581cm" svg:height="1.1cm" draw:transform="skewX (0.0317649923862968) translate (17.638cm 13.1cm)">
            <text:p text:style-name="P5"><text:span text:style-name="T4">C. Turbitt (Chair)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yout" svg:width="6.584cm" svg:height="1.1cm" draw:transform="skewX (0.0317649923862968) translate (17.635cm 14.2cm)">
            <text:p text:style-name="P5"><text:span text:style-name="T4">B. Heumez (S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yout" svg:width="6.584cm" svg:height="1.1cm" draw:transform="skewX (0.0317649923862968) translate (17.635cm 15.3cm)">
            <text:p text:style-name="P5"><text:span text:style-name="T4">A. Lewis (D)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yout" svg:width="6.584cm" svg:height="1.1cm" draw:transform="skewX (0.0317649923862968) translate (17.635cm 16.4cm)">
            <text:p text:style-name="P5"><text:span text:style-name="T4">J. Matska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yout" svg:width="6.584cm" svg:height="1.1cm" draw:transform="skewX (0.0317649923862968) translate (17.635cm 17.5cm)">
            <text:p text:style-name="P5"><text:span text:style-name="T4">V. Maury (S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6" draw:layer="layout" svg:width="6.603cm" svg:height="1.1cm" draw:transform="skewX (0.0291469985083053) translate (25.718cm 20.8cm)">
            <text:p text:style-name="P5"><text:span text:style-name="T4">J. Reda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6.581cm" svg:height="1.1cm" draw:transform="skewX (0.0317649923862968) translate (25.738cm 13.1cm)">
            <text:p text:style-name="P5"><text:span text:style-name="T4">C. Blais (Chair)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6" draw:layer="layout" svg:width="6.584cm" svg:height="1.1cm" draw:transform="skewX (0.0317649923862968) translate (25.735cm 14.2cm)">
            <text:p text:style-name="P5"><text:span text:style-name="T4">S. Bracke (S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6" draw:layer="layout" svg:width="6.584cm" svg:height="1.1cm" draw:transform="skewX (0.0317649923862968) translate (25.735cm 17.5cm)">
            <text:p text:style-name="P5"><text:span text:style-name="T4">R. Leonhardt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yout" svg:width="6.584cm" svg:height="1.1cm" draw:transform="skewX (0.0317649923862968) translate (25.735cm 18.6cm)">
            <text:p text:style-name="P5"><text:span text:style-name="T4">V. Maury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6" draw:layer="layout" svg:width="6.584cm" svg:height="1.1cm" draw:transform="skewX (0.0317649923862968) translate (25.735cm 19.7cm)">
            <text:p text:style-name="P5"><text:span text:style-name="T4">A</text:span><text:span text:style-name="T4">. </text:span><text:span text:style-name="T4">M</text:span><text:span text:style-name="T4">o</text:span><text:span text:style-name="T4">r</text:span><text:span text:style-name="T4">s</text:span><text:span text:style-name="T4">c</text:span><text:span text:style-name="T4">h</text:span><text:span text:style-name="T4">h</text:span><text:span text:style-name="T4">a</text:span><text:span text:style-name="T4">u</text:span><text:span text:style-name="T4">s</text:span><text:span text:style-name="T4">e</text:span><text:span text:style-name="T4">r </text:span><text:span text:style-name="T4">(</text:span><text:span text:style-name="T4">P</text:span><text:span text:style-name="T4">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6" draw:layer="layout" svg:width="6.6cm" svg:height="1.1cm" draw:transform="skewX (0.0317649923862968) translate (25.719cm 16.4cm)">
            <text:p text:style-name="P5"><text:span text:style-name="T4">S</text:span><text:span text:style-name="T4">. </text:span><text:span text:style-name="T4">I</text:span><text:span text:style-name="T4">m</text:span><text:span text:style-name="T4">a</text:span><text:span text:style-name="T4">j</text:span><text:span text:style-name="T4">o </text:span><text:span text:style-name="T4">(</text:span><text:span text:style-name="T4">P</text:span><text:span text:style-name="T4">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6" draw:layer="layout" svg:width="6.6cm" svg:height="1.1cm" draw:transform="skewX (0.0317649923862968) translate (25.719cm 15.3cm)">
            <text:p text:style-name="P5"><text:span text:style-name="T4">S. Flower (P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6" draw:layer="layout" svg:width="6.603cm" svg:height="1.1cm" draw:transform="skewX (0.0291469985083053) translate (33.618cm 16.4cm)">
            <text:p text:style-name="P5"><text:span text:style-name="T4">C. Turbitt (S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6" draw:layer="layout" svg:width="6.581cm" svg:height="1.1cm" draw:transform="skewX (0.0317649923862968) translate (33.638cm 13.1cm)">
            <text:p text:style-name="P5"><text:span text:style-name="T4"><text:s text:c="11"/></text:span><text:span text:style-name="T4">(Chair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6" draw:layer="layout" svg:width="6.584cm" svg:height="1.1cm" draw:transform="skewX (0.0317649923862968) translate (33.635cm 14.2cm)">
            <text:p text:style-name="P5"><text:span text:style-name="T4">J. Matska (S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6" draw:layer="layout" svg:width="6.584cm" svg:height="1.1cm" draw:transform="skewX (0.0317649923862968) translate (33.635cm 15.3cm)">
            <text:p text:style-name="P5"><text:span text:style-name="T4">A. Morschhauser (S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7" draw:text-style-name="P7" draw:layer="layout" draw:type="line" svg:x1="21.065cm" svg:y1="4.366cm" svg:x2="21.089cm" svg:y2="5.2cm" draw:start-shape="id1" draw:start-glue-point="2" draw:end-shape="id2" draw:end-glue-point="0" svg:d="M21065 4366l24 834" svg:viewBox="0 0 25 835">
          <text:p/>
        </draw:connector>
        <draw:connector draw:style-name="gr27" draw:text-style-name="P7" draw:layer="layout" draw:type="line" svg:x1="21.037cm" svg:y1="6.9cm" svg:x2="20.988cm" svg:y2="7.7cm" draw:start-shape="id2" draw:start-glue-point="2" draw:end-shape="id3" draw:end-glue-point="0" svg:d="M21037 6900l-49 800" svg:viewBox="0 0 50 801">
          <text:p/>
        </draw:connector>
        <draw:connector draw:style-name="gr28" draw:text-style-name="P8" draw:layer="layout" svg:x1="5.118cm" svg:y1="10.7cm" svg:x2="20.936cm" svg:y2="9.4cm" draw:start-shape="id4" draw:start-glue-point="0" draw:end-shape="id3" draw:end-glue-point="2" svg:d="M5118 10700v-625h15818v-675" svg:viewBox="0 0 15819 1301">
          <text:p/>
        </draw:connector>
        <draw:connector draw:style-name="gr28" draw:text-style-name="P8" draw:layer="layout" draw:line-skew="0.025cm" svg:x1="13.027cm" svg:y1="10.7cm" svg:x2="20.936cm" svg:y2="9.4cm" draw:start-shape="id5" draw:start-glue-point="0" draw:end-shape="id3" draw:end-glue-point="2" svg:d="M13027 10700v-600h7909v-700" svg:viewBox="0 0 7910 1301">
          <text:p/>
        </draw:connector>
        <draw:connector draw:style-name="gr28" draw:text-style-name="P8" draw:layer="layout" svg:x1="20.936cm" svg:y1="9.4cm" svg:x2="20.971cm" svg:y2="10.8cm" draw:start-shape="id3" draw:start-glue-point="2" draw:end-shape="id6" draw:end-glue-point="0" svg:d="M20936 9400v725h35v675" svg:viewBox="0 0 36 1401">
          <text:p/>
        </draw:connector>
        <draw:connector draw:style-name="gr28" draw:text-style-name="P8" draw:layer="layout" svg:x1="20.936cm" svg:y1="9.4cm" svg:x2="29.082cm" svg:y2="10.8cm" draw:start-shape="id3" draw:start-glue-point="2" draw:end-shape="id7" draw:end-glue-point="0" svg:d="M20936 9400v725h8146v675" svg:viewBox="0 0 8147 1401">
          <text:p/>
        </draw:connector>
        <draw:connector draw:style-name="gr28" draw:text-style-name="P8" draw:layer="layout" svg:x1="20.936cm" svg:y1="9.4cm" svg:x2="36.982cm" svg:y2="10.8cm" draw:start-shape="id3" draw:start-glue-point="2" draw:end-shape="id8" draw:end-glue-point="0" svg:d="M20936 9400v725h16046v675" svg:viewBox="0 0 16047 1401">
          <text:p/>
        </draw:connector>
        <draw:connector draw:style-name="gr27" draw:text-style-name="P7" draw:layer="layout" draw:type="line" svg:x1="5.086cm" svg:y1="11.8cm" svg:x2="5.102cm" svg:y2="13.1cm" draw:start-shape="id4" draw:start-glue-point="2" svg:d="M5086 11800l16 1300" svg:viewBox="0 0 17 1301">
          <text:p/>
        </draw:connector>
        <draw:connector draw:style-name="gr27" draw:text-style-name="P7" draw:layer="layout" draw:type="line" svg:x1="12.983cm" svg:y1="12.2cm" svg:x2="12.95cm" svg:y2="13.1cm" draw:start-shape="id5" draw:start-glue-point="2" svg:d="M12983 12200l-33 900" svg:viewBox="0 0 34 901">
          <text:p/>
        </draw:connector>
        <draw:connector draw:style-name="gr27" draw:text-style-name="P7" draw:layer="layout" draw:type="line" svg:x1="20.927cm" svg:y1="12.3cm" svg:x2="20.902cm" svg:y2="13.1cm" draw:start-shape="id6" draw:start-glue-point="2" svg:d="M20927 12300l-25 800" svg:viewBox="0 0 26 801">
          <text:p/>
        </draw:connector>
        <draw:connector draw:style-name="gr27" draw:text-style-name="P7" draw:layer="layout" draw:type="line" svg:x1="29.038cm" svg:y1="12.3cm" svg:x2="29.002cm" svg:y2="13.1cm" draw:start-shape="id7" draw:start-glue-point="2" svg:d="M29038 12300l-36 800" svg:viewBox="0 0 37 801">
          <text:p/>
        </draw:connector>
        <draw:connector draw:style-name="gr27" draw:text-style-name="P7" draw:layer="layout" draw:type="line" svg:x1="36.938cm" svg:y1="12.3cm" svg:x2="36.902cm" svg:y2="13.1cm" draw:start-shape="id8" draw:start-glue-point="2" svg:d="M36938 12300l-36 800" svg:viewBox="0 0 37 801">
          <text:p/>
        </draw:connector>
        <draw:frame draw:style-name="gr29" draw:text-style-name="P10" draw:layer="layout" svg:width="21.616cm" svg:height="1.273cm" svg:x="18.184cm" svg:y="23.327cm">
          <draw:text-box>
            <text:p text:style-name="P9"><text:span text:style-name="T5">(D)- Deputy Chair; </text:span><text:span text:style-name="T5">(P) – Primary </text:span><text:span text:style-name="T5">Affiliation; and (S) – </text:span><text:span text:style-name="T5">Secondary </text:span>Affiliatio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/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729fcf" draw:fill-gradient-name="Blue_20_Touch" draw:gradient-step-count="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6T14:07:17.832447814</meta:creation-date>
    <meta:editing-cycles>9</meta:editing-cycles>
    <meta:editing-duration>PT42M11S</meta:editing-duration>
    <dc:date>2024-05-17T15:37:12.944119727</dc:date>
    <meta:generator>LibreOffice/7.3.7.2$Linux_X86_64 LibreOffice_project/30$Build-2</meta:generator>
    <meta:document-statistic meta:object-count="58"/>
  </office:meta>
</office:document-meta>
</file>